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44cm" draw:shadow="hidden"/>
    </style:style>
    <style:style style:name="gr2" style:family="graphic" style:parent-style-name="standard">
      <style:graphic-properties draw:stroke="none" draw:fill-color="#b2b2b2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/>
    </style:style>
    <style:style style:name="gr5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6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159cm"/>
    </style:style>
    <style:style style:name="gr9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8.481cm" svg:height="9.494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  <text:p/>
          </draw:text-box>
        </draw:frame>
        <draw:circle draw:style-name="gr2" draw:text-style-name="P1" draw:layer="layout" svg:width="4.516cm" svg:height="4.516cm" svg:x="-5.605cm" svg:y="8.463cm">
          <text:p/>
        </draw:circle>
        <draw:frame draw:style-name="gr3" draw:text-style-name="P1" draw:layer="layout" svg:width="6.161cm" svg:height="2.384cm" svg:x="-6.448cm" svg:y="13.388cm">
          <draw:text-box>
            <text:p text:style-name="P1"><text:span text:style-name="T1">Circle hover</text:span></text:p>
            <text:p>Size: 128 points</text:p>
            <text:p>Color: gray4</text:p>
          </draw:text-box>
        </draw:frame>
        <draw:circle draw:name="Circle unchecked" draw:style-name="gr4" draw:text-style-name="P1" draw:layer="layout" svg:width="3.21cm" svg:height="3.21cm" svg:x="22.092cm" svg:y="0.487cm">
          <text:p/>
        </draw:circle>
        <draw:frame draw:style-name="gr3" draw:layer="layout" svg:width="6.296cm" svg:height="2.384cm" svg:x="21.457cm" svg:y="4.018cm">
          <draw:text-box>
            <text:p><text:span text:style-name="T1">Circle unchecked</text:span></text:p>
            <text:p>Size: 91 points</text:p>
            <text:p>Color: cfe7f5</text:p>
          </draw:text-box>
        </draw:frame>
        <draw:g>
          <draw:g>
            <draw:connector draw:style-name="gr5" draw:text-style-name="P1" xml:id="id1" draw:id="id1" draw:layer="layout" draw:type="line" svg:x1="22.624cm" svg:y1="8.242cm" svg:x2="23.494cm" svg:y2="9.226cm" svg:d="M22624 8242l870 984">
              <text:p/>
            </draw:connector>
            <draw:connector draw:style-name="gr6" draw:text-style-name="P1" draw:layer="layout" draw:type="line" svg:x1="23.494cm" svg:y1="9.226cm" svg:x2="24.244cm" svg:y2="7.477cm" draw:start-shape="id1" draw:start-glue-point="3" svg:d="M23494 9226l750-1749">
              <text:p/>
            </draw:connector>
          </draw:g>
        </draw:g>
        <draw:frame draw:style-name="gr7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circle draw:style-name="gr2" draw:text-style-name="P1" draw:layer="layout" svg:width="4.057cm" svg:height="4.057cm" svg:x="-5.483cm" svg:y="0.244cm">
          <text:p/>
        </draw:circle>
        <draw:frame draw:style-name="gr8" draw:text-style-name="P1" draw:layer="layout" svg:width="5.996cm" svg:height="2.409cm" svg:x="-6.31cm" svg:y="4.476cm">
          <draw:text-box>
            <text:p text:style-name="P1"><text:span text:style-name="T1">Circle border</text:span></text:p>
            <text:p>Size: 115 points</text:p>
            <text:p>Color: gray4</text:p>
          </draw:text-box>
        </draw:frame>
        <draw:rect draw:style-name="gr9" draw:text-style-name="P1" draw:layer="layout" svg:width="4.516cm" svg:height="4.516cm" svg:x="21.922cm" svg:y="12.559cm">
          <text:p/>
        </draw:rect>
        <draw:frame draw:style-name="gr3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1T10:52:41</dc:date>
    <meta:editing-duration>PT4H8M42S</meta:editing-duration>
    <meta:editing-cycles>82</meta:editing-cycles>
    <meta:generator>OpenOffice/4.1.4$Unix OpenOffice.org_project/414m5$Build-9788</meta:generator>
    <meta:document-statistic meta:object-count="14"/>
  </office:meta>
</office:document-meta>
</file>